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fb9d" officeooo:paragraph-rsid="0004fb9d"/>
    </style:style>
    <style:style style:name="P2" style:family="paragraph" style:parent-style-name="Standard" style:list-style-name="L1">
      <style:text-properties officeooo:rsid="0004fb9d" officeooo:paragraph-rsid="0004fb9d"/>
    </style:style>
    <style:style style:name="P3" style:family="paragraph" style:parent-style-name="Standard" style:list-style-name="L2">
      <style:text-properties officeooo:rsid="0004fb9d" officeooo:paragraph-rsid="0004fb9d"/>
    </style:style>
    <style:style style:name="T1" style:family="text">
      <style:text-properties officeooo:rsid="000527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at school is an community of </text:p>
      <text:list xml:id="list2535699326674177208" text:style-name="L1">
        <text:list-item>
          <text:p text:style-name="P2">reviewing preschool </text:p>
        </text:list-item>
        <text:list-item>
          <text:p text:style-name="P2">primary school </text:p>
        </text:list-item>
        <text:list-item>
          <text:p text:style-name="P2">middle school</text:p>
        </text:list-item>
        <text:list-item>
          <text:p text:style-name="P2">high school </text:p>
        </text:list-item>
      </text:list>
      <text:p text:style-name="P1">1 on search page : </text:p>
      <text:list xml:id="list5119551544742616003" text:style-name="L2">
        <text:list-item>
          <text:p text:style-name="P3">choose city <text:s/>(option)</text:p>
        </text:list-item>
        <text:list-item>
          <text:p text:style-name="P3">choose school name (option)</text:p>
        </text:list-item>
      </text:list>
      <text:p text:style-name="P1">navigate to schools page </text:p>
      <text:p text:style-name="P1"/>
      <text:p text:style-name="P1">2 on school page, list all the school</text:p>
      <text:p text:style-name="P1">user can filter on the page: 区域 , 阶段<text:span text:style-name="T1">：（幼儿园，小学， 初中， 高中）， 属性：（公立，私立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08:31:02.517254281</meta:creation-date>
    <dc:date>2016-07-09T09:43:07.179197154</dc:date>
    <meta:editing-duration>PT51M44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81" meta:character-count="296" meta:non-whitespace-character-count="250"/>
  </office:meta>
</office:document-meta>
</file>